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AB27C20FBDE84F6.png" manifest:media-type="image/png"/>
  <manifest:file-entry manifest:full-path="Pictures/10000001000005620000024FCBA5E514652EFF2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1">LUCKY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CBA5E514652EFF2C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CBA5E514652EFF2C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AB27C20FBDE84F6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AB27C20FBDE84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19:46:55.665501250</dc:date>
    <meta:editing-duration>PT1H58M51S</meta:editing-duration>
    <meta:editing-cycles>8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17" meta:non-whitespace-character-count="15"/>
  </office:meta>
</office:document-meta>
</file>